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6" style:family="paragraph" style:parent-style-name="Text_20_body">
      <style:paragraph-properties fo:margin-left="0.499cm" fo:margin-right="0cm" fo:margin-top="0cm" fo:margin-bottom="0cm" loext:contextual-spacing="false" fo:line-height="100%" fo:text-indent="0cm" style:auto-text-indent="false"/>
    </style:style>
    <style:style style:name="P7"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7" text:outline-level="2"><text:bookmark-start text:name="__RefHeading___Toc2513_1419486361"/><text:span text:style-name="T1">#184</text:span><text:bookmark-end text:name="__RefHeading___Toc2513_1419486361"/></text:h>
        <text:p text:style-name="P3"/>
        <text:p text:style-name="P4">Ao invés de inovadores, possamos ser restauradores.</text:p>
        <text:p text:style-name="P3"/>
        <text:h text:style-name="P2" text:outline-level="2"><text:bookmark-start text:name="__RefHeading___Toc2515_1419486361"/><text:a xlink:type="simple" xlink:href="http://bibliaonline.com.br/acf/hb/1" text:style-name="Internet_20_link" text:visited-style-name="Visited_20_Internet_20_Link"><text:span text:style-name="T1">HEBREUS 1</text:span></text:a><text:bookmark-end text:name="__RefHeading___Toc2515_1419486361"/></text:h>
        <text:p text:style-name="P3"/>
        <text:p text:style-name="P4">No Antigo Testamento vimos a primeira criação e seu desenvolvimento (gn). No Novo Testamento aprendemos que a primeira criação falhou completamente e é deixada de lado, e uma nova criação toma o seu lugar. (Romans). Em Êxodo aprendemos da redenção pelo sangue de um cordeiro, e, da primeira família de Deus, os Israelitas, saindo do Egito e entrando no deserto. Deus queria viver com essa primeira família, portanto disse a eles que construíssem um tabernáculo onde Ele poderia Se encontrar com aquele povo redimido. Mas tudo falhou. Eles até crucificaram a Pessoa que viria trazer tudo o que Deus havia prometido. Assim Deus fez uma criação totalmente nova. Desta vez é celestial e nunca pode falhar. Em Romanos lemos dos começos, dos fundamentos da família celestial de Deus, os crentes no Senhor Jesus Cristo. E agora vamos aprender o real propósito de sermos redimidos... para que Deus possa ter um povo adorador.</text:p>
        <text:p text:style-name="P3"/>
        <text:p text:style-name="P3"><text:span text:style-name="T1">O livro de Hebreus nos ensina como podemos nos aproximar de Deus. Apesar de escrito a Judeus crentes (</text:span><text:a xlink:type="simple" xlink:href="http://bibliaonline.com.br/acf/hb/3/1" text:style-name="Internet_20_link" text:visited-style-name="Visited_20_Internet_20_Link"><text:span text:style-name="T1">3:1</text:span></text:a><text:span text:style-name="T1">) serve para todos os crentes. Leremos acerca de anjos, profetas, Moisés, Aarão, Jó, Melquisedeque, alianças, promessas, sacrifícios, mas em Cristo Jesus o crente tem um melhor sacrifício, uma melhor aliança, e melhores promessas, que são eternas e celestiais. "Adoração" era a chave para Levítico e "acesso a Deus" é a chave para o livro de Hebreus - </text:span><text:a xlink:type="simple" xlink:href="https://www.bibliaonline.com.br/acf/hb/10/19-22" text:style-name="Internet_20_link" text:visited-style-name="Visited_20_Internet_20_Link"><text:span text:style-name="T1">10:19-22</text:span></text:a><text:span text:style-name="T1">. Leia também </text:span><text:a xlink:type="simple" xlink:href="http://bibliaonline.com.br/acf/cl/1/12" text:style-name="Internet_20_link" text:visited-style-name="Visited_20_Internet_20_Link"><text:span text:style-name="T1">Cl 1:12</text:span></text:a><text:span text:style-name="T1">.</text:span></text:p>
        <text:p text:style-name="P3"/>
        <text:p text:style-name="P3"><text:a xlink:type="simple" xlink:href="http://bibliaonline.com.br/acf/hb/1/1-2" text:style-name="Internet_20_link" text:visited-style-name="Visited_20_Internet_20_Link"><text:span text:style-name="T1">Hb 1:1-2</text:span></text:a><text:span text:style-name="T1"> No Antigo Testamento, Deus falou ao Seu povo pelos servos e profetas como Davi, Samuel, Isaías e outros. Mas agora, o próprio Deus está falando a nós, pois o Senhor Jesus é o Filho de Deus. Ele é também "herdeiro de tudo" e os mundos foram feitos por Ele, o sol, a lua, as estrelas; tudo que podemos ver e muito mais. </text:span><text:a xlink:type="simple" xlink:href="http://bibliaonline.com.br/acf/jo/1/3" text:style-name="Internet_20_link" text:visited-style-name="Visited_20_Internet_20_Link"><text:span text:style-name="T1">Jo 1:3</text:span></text:a><text:span text:style-name="T1"> e </text:span><text:a xlink:type="simple" xlink:href="http://bibliaonline.com.br/acf/cl/1/16" text:style-name="Internet_20_link" text:visited-style-name="Visited_20_Internet_20_Link"><text:span text:style-name="T1">Cl 1:16</text:span></text:a><text:span text:style-name="T1">.</text:span></text:p>
        <text:p text:style-name="P3"/>
        <text:p text:style-name="P3"><text:a xlink:type="simple" xlink:href="http://bibliaonline.com.br/acf/hb/1/3" text:style-name="Internet_20_link" text:visited-style-name="Visited_20_Internet_20_Link"><text:span text:style-name="T1">Hb 1:3</text:span></text:a><text:span text:style-name="T1"> A glória de nosso bendito Salvador, Quem Ele é e o que Ele fez, e onde Ele está agora. Devemos nossa vida e fôlego a Ele. Ele, por Si só purgou ou limpou nossos </text:span><text:soft-page-break/><text:span text:style-name="T1">pecados e agora senta-Se à destra da majestade nas alturas.</text:span></text:p>
        <text:p text:style-name="P3"/>
        <text:p text:style-name="P3"><text:a xlink:type="simple" xlink:href="http://bibliaonline.com.br/acf/hb/1/4-8" text:style-name="Internet_20_link" text:visited-style-name="Visited_20_Internet_20_Link"><text:span text:style-name="T1">Hb 1:4-8</text:span></text:a><text:span text:style-name="T1"> O Senhor Jesus é superior aos anjos. Encontraremos bastante dessa "comparação" em Hebreus, as palavras "melhor" ou "muito melhor", como no </text:span><text:a xlink:type="simple" xlink:href="https://www.bibliaonline.com.br/acf/hb/1/4" text:style-name="Internet_20_link" text:visited-style-name="Visited_20_Internet_20_Link"><text:span text:style-name="T1">versículo 4</text:span></text:a><text:span text:style-name="T1"> ("mais excelente").</text:span></text:p>
        <text:p text:style-name="P3"/>
        <text:p text:style-name="P3"><text:a xlink:type="simple" xlink:href="http://bibliaonline.com.br/acf/hb/1/6" text:style-name="Internet_20_link" text:visited-style-name="Visited_20_Internet_20_Link"><text:span text:style-name="T1">Hb 1:6</text:span></text:a><text:span text:style-name="T1"> Os anjos foram instruídos a adorarem o Senhor Jesus pois Ele é Deus.</text:span></text:p>
        <text:p text:style-name="P3"/>
        <text:p text:style-name="P3"><text:a xlink:type="simple" xlink:href="http://bibliaonline.com.br/acf/hb/1/8-12" text:style-name="Internet_20_link" text:visited-style-name="Visited_20_Internet_20_Link"><text:span text:style-name="T1">Hb 1:8-12</text:span></text:a><text:span text:style-name="T1"> Não devemos adorar anjos. Estas mesmas palavras foram escritas por um homem que viveu milhares de anos antes do Senhor Jesus (leia </text:span><text:a xlink:type="simple" xlink:href="http://bibliaonline.com.br/acf/sl/45/6-7" text:style-name="Internet_20_link" text:visited-style-name="Visited_20_Internet_20_Link"><text:span text:style-name="T1">Sl 45:6-7</text:span></text:a><text:span text:style-name="T1">). Como podia o Rei Davi escrever quase as mesmas palavras sobre este Homem glorioso que viria só 1.000 anos depois?</text:span></text:p>
        <text:p text:style-name="P3"/>
        <text:p text:style-name="P3"><text:a xlink:type="simple" xlink:href="http://bibliaonline.com.br/acf/hb/1/13" text:style-name="Internet_20_link" text:visited-style-name="Visited_20_Internet_20_Link"><text:span text:style-name="T1">Hb 1:13</text:span></text:a><text:span text:style-name="T1"> A nenhum anjo foi jamais dito que se sentasse à destra de Deus.</text:span></text:p>
        <text:p text:style-name="P3"/>
        <text:p text:style-name="P3"><text:a xlink:type="simple" xlink:href="http://bibliaonline.com.br/acf/hb/1/14" text:style-name="Internet_20_link" text:visited-style-name="Visited_20_Internet_20_Link"><text:span text:style-name="T1">Hb 1:14</text:span></text:a><text:span text:style-name="T1"> Os anjos são servos de Deus para cuidarem fisicamente dos crentes hoje.</text:span></text:p>
        <text:p text:style-name="P3"/>
        <text:h text:style-name="P1" text:outline-level="2"><text:bookmark-start text:name="__RefHeading___Toc2517_1419486361"/>#185<text:bookmark-end text:name="__RefHeading___Toc2517_1419486361"/></text:h>
        <text:p text:style-name="P3"/>
        <text:p text:style-name="P3"><text:span text:style-name="T1">É preciso diligência para manifestar a unidade do Espírito na terra. </text:span><text:a xlink:type="simple" xlink:href="http://bibliaonline.com.br/acf/ef/4/3" text:style-name="Internet_20_link" text:visited-style-name="Visited_20_Internet_20_Link"><text:span text:style-name="T1">Ef 4:3</text:span></text:a><text:span text:style-name="T1">.</text:span></text:p>
        <text:p text:style-name="P3"/>
        <text:h text:style-name="P2" text:outline-level="2"><text:bookmark-start text:name="__RefHeading___Toc2519_1419486361"/><text:a xlink:type="simple" xlink:href="http://bibliaonline.com.br/acf/hb/2" text:style-name="Internet_20_link" text:visited-style-name="Visited_20_Internet_20_Link"><text:span text:style-name="T1">HEBREUS 2</text:span></text:a><text:bookmark-end text:name="__RefHeading___Toc2519_1419486361"/></text:h>
        <text:p text:style-name="P3"/>
        <text:p text:style-name="P3"><text:a xlink:type="simple" xlink:href="http://bibliaonline.com.br/acf/hb/2/1-3" text:style-name="Internet_20_link" text:visited-style-name="Visited_20_Internet_20_Link"><text:span text:style-name="T1">Hb 2:1-3</text:span></text:a><text:span text:style-name="T1"> Se era algo sério desonrar a lei do Antigo Testamento, quão mais sério é negligenciar a maravilhosa e completa salvação que é agora ofertada.</text:span></text:p>
        <text:p text:style-name="P3"/>
        <text:p text:style-name="P3"><text:a xlink:type="simple" xlink:href="http://bibliaonline.com.br/acf/hb/2/5" text:style-name="Internet_20_link" text:visited-style-name="Visited_20_Internet_20_Link"><text:span text:style-name="T1">Hb 2:5</text:span></text:a><text:span text:style-name="T1"> "O mundo futuro", refere-se ao tempo quando o Senhor Jesus irá reinar em poder e glória sobre esta terra no milênio. Então reinaremos com Ele - sobre a terra. </text:span><text:a xlink:type="simple" xlink:href="http://bibliaonline.com.br/acf/2tm/2/12" text:style-name="Internet_20_link" text:visited-style-name="Visited_20_Internet_20_Link"><text:span text:style-name="T1">2Tm 2:12</text:span></text:a><text:span text:style-name="T1">.</text:span></text:p>
        <text:p text:style-name="P3"/>
        <text:p text:style-name="P3"><text:a xlink:type="simple" xlink:href="http://bibliaonline.com.br/acf/hb/2/7-9" text:style-name="Internet_20_link" text:visited-style-name="Visited_20_Internet_20_Link"><text:span text:style-name="T1">Hb 2:7-9</text:span></text:a><text:span text:style-name="T1"> Adão, por causa do pecado, foi expulso do Paraíso de Deus (Éden); Cristo, para limpar o pecado (não dEle, mas nosso) foi enviado do Paraíso de Deus (céu), mas agora recebeu o lugar mais alto do céu.</text:span></text:p>
        <text:p text:style-name="P3"/>
        <text:p text:style-name="P3"><text:soft-page-break/><text:a xlink:type="simple" xlink:href="http://bibliaonline.com.br/acf/hb/2/10" text:style-name="Internet_20_link" text:visited-style-name="Visited_20_Internet_20_Link"><text:span text:style-name="T1">Hb 2:10</text:span></text:a><text:span text:style-name="T1"> Ele sempre foi perfeito, mas a fim de compreender perfeitamente nossos sofrimentos e tribulações, Ele próprio experimentou o sofrimento. Por isso podemos sempre ir a Ele quando passarmos por qualquer sofrimento ou tribulação. Ele compreende pois é um perfeito "príncipe" ou "capitão".</text:span></text:p>
        <text:p text:style-name="P3"/>
        <text:p text:style-name="P3"><text:a xlink:type="simple" xlink:href="http://bibliaonline.com.br/acf/hb/2/12-13" text:style-name="Internet_20_link" text:visited-style-name="Visited_20_Internet_20_Link"><text:span text:style-name="T1">Hb 2:12-13</text:span></text:a><text:span text:style-name="T1"> Alegra o coração de Seu Pai nos ter reunidos ao redor de nosso Senhor Jesus, que está tão feliz que canta louvores ao Seu Pai.</text:span></text:p>
        <text:p text:style-name="P3"/>
        <text:p text:style-name="P3"><text:a xlink:type="simple" xlink:href="http://bibliaonline.com.br/acf/hb/2/14-18" text:style-name="Internet_20_link" text:visited-style-name="Visited_20_Internet_20_Link"><text:span text:style-name="T1">Hb 2:14-18</text:span></text:a><text:span text:style-name="T1"> Ele se tornou um Homem de verdade, mas também um "misericordioso e fiel sumo Sacerdote". O mesmo que morreu para nos redimir, agora vive para nos manter e nos ajudar (leia </text:span><text:a xlink:type="simple" xlink:href="http://bibliaonline.com.br/acf/rm/5/10" text:style-name="Internet_20_link" text:visited-style-name="Visited_20_Internet_20_Link"><text:span text:style-name="T1">Rm 5:10</text:span></text:a><text:span text:style-name="T1">).</text:span></text:p>
        <text:p text:style-name="P3"/>
        <text:h text:style-name="P1" text:outline-level="2"><text:bookmark-start text:name="__RefHeading___Toc2521_1419486361"/>#186<text:bookmark-end text:name="__RefHeading___Toc2521_1419486361"/></text:h>
        <text:p text:style-name="P3"/>
        <text:p text:style-name="P3"><text:span text:style-name="T1">NOÉ, (</text:span><text:a xlink:type="simple" xlink:href="http://bibliaonline.com.br/acf/hb/11/7" text:style-name="Internet_20_link" text:visited-style-name="Visited_20_Internet_20_Link"><text:span text:style-name="T1">Hb 11:7</text:span></text:a><text:span text:style-name="T1">) tinha fé em Deus, escutava a Deus, tinha temor de Deus, e deste modo agia por Deus.</text:span></text:p>
        <text:p text:style-name="P3"/>
        <text:h text:style-name="P2" text:outline-level="2"><text:bookmark-start text:name="__RefHeading___Toc2523_1419486361"/><text:a xlink:type="simple" xlink:href="http://bibliaonline.com.br/acf/hb/3" text:style-name="Internet_20_link" text:visited-style-name="Visited_20_Internet_20_Link"><text:span text:style-name="T1">HEBREUS 3</text:span></text:a><text:bookmark-end text:name="__RefHeading___Toc2523_1419486361"/></text:h>
        <text:p text:style-name="P3"/>
        <text:p text:style-name="P3"><text:a xlink:type="simple" xlink:href="http://bibliaonline.com.br/acf/hb/3/1" text:style-name="Internet_20_link" text:visited-style-name="Visited_20_Internet_20_Link"><text:span text:style-name="T1">Hb 3:1</text:span></text:a><text:span text:style-name="T1"> Talvez este versículo explique por quê não nos é dito o nome do escritor deste livro. Devemos considerar (passar muito tempo aprendendo sobre) "Jesus Cristo, o apóstolo e Sumo Sacerdote de nossa confissão".</text:span></text:p>
        <text:p text:style-name="P3"/>
        <text:p text:style-name="P3"><text:a xlink:type="simple" xlink:href="http://bibliaonline.com.br/acf/hb/3/2-6" text:style-name="Internet_20_link" text:visited-style-name="Visited_20_Internet_20_Link"><text:span text:style-name="T1">Hb 3:2-6</text:span></text:a><text:span text:style-name="T1"> O Senhor Jesus comparado com Moisés. Os Judeus se orgulhavam muito das vezes quando seus líderes viram anjos. Moisés era um de seus famosos líderes. Mas existe Um que está muito acima de qualquer anjo ou de qualquer um de seus líderes. Quando este livro foi escrito, havia muitos judeus que achavam popular dizerem que eram Cristãos. Deus conhecia aqueles que eram reais, e advertia aqueles que apenas "professassem". Ele faz o mesmo hoje.</text:span></text:p>
        <text:p text:style-name="P3"/>
        <text:p text:style-name="P3"><text:a xlink:type="simple" xlink:href="http://bibliaonline.com.br/acf/hb/3/14" text:style-name="Internet_20_link" text:visited-style-name="Visited_20_Internet_20_Link"><text:span text:style-name="T1">Hb 3:14</text:span></text:a><text:span text:style-name="T1"> Outro "if". Houve muitos que saíram do Egito no tempo de Moisés, mas alguns não creram. Deus conhecia o coração de cada um. Há muitos hoje que gostam de ser chamados Cristãos mas nunca creram em Jesus como seu Salvador.</text:span></text:p>
        <text:p text:style-name="P3"><text:soft-page-break/></text:p>
        <text:h text:style-name="P1" text:outline-level="2"><text:bookmark-start text:name="__RefHeading___Toc2525_1419486361"/>#187<text:bookmark-end text:name="__RefHeading___Toc2525_1419486361"/></text:h>
        <text:p text:style-name="P3"/>
        <text:p text:style-name="P4">Em qualquer assunto, não faça nada enquanto não tiver uma direção clara do Senhor. Em outras palavras, se você não sabe o que fazer, ESPERE. A direção do Senhor é sempre positiva.</text:p>
        <text:p text:style-name="P3"/>
        <text:h text:style-name="P2" text:outline-level="2"><text:bookmark-start text:name="__RefHeading___Toc2527_1419486361"/><text:a xlink:type="simple" xlink:href="http://bibliaonline.com.br/acf/hb/4" text:style-name="Internet_20_link" text:visited-style-name="Visited_20_Internet_20_Link"><text:span text:style-name="T1">HEBREUS 4</text:span></text:a><text:bookmark-end text:name="__RefHeading___Toc2527_1419486361"/></text:h>
        <text:p text:style-name="P3"/>
        <text:p text:style-name="P3"><text:a xlink:type="simple" xlink:href="http://bibliaonline.com.br/acf/hb/4/1-2" text:style-name="Internet_20_link" text:visited-style-name="Visited_20_Internet_20_Link"><text:span text:style-name="T1">Hb 4:1-2</text:span></text:a><text:span text:style-name="T1"> Uma séria advertência para aqueles que escutaram a Palavra do Senhor nos dias de Moisés, mas não creram de verdade. Esta advertência é ainda muito necessária, poie existem muitos que dizem crer na Bíblia, mas que nunca aceitaram o Senhor Jesus, pela fé, como Salvador. Eles não acham que sejam pecadores.</text:span></text:p>
        <text:p text:style-name="P3"/>
        <text:p text:style-name="P3"><text:a xlink:type="simple" xlink:href="http://bibliaonline.com.br/acf/hb/4/3-11" text:style-name="Internet_20_link" text:visited-style-name="Visited_20_Internet_20_Link"><text:span text:style-name="T1">Hb 4:3-11</text:span></text:a><text:span text:style-name="T1"> O próprio Senhor descansou no sétimo dia, após a obra da criação. Aqueles que conhecem o Senhor, já desfrutam do maravilhoso descanso de consciência por meio de Sua obra consumada. Mas existe um outro descanso - descanso eternal, ainda por vir. O nome "Jesus" no </text:span><text:a xlink:type="simple" xlink:href="https://www.bibliaonline.com.br/acf/hb/4/8" text:style-name="Internet_20_link" text:visited-style-name="Visited_20_Internet_20_Link"><text:span text:style-name="T1">versículo 8</text:span></text:a><text:span text:style-name="T1"> é realmente o mesmo que "Josué" no Antigo Testamento.</text:span></text:p>
        <text:p text:style-name="P3"/>
        <text:p text:style-name="P3"><text:a xlink:type="simple" xlink:href="http://bibliaonline.com.br/acf/hb/4/12-13" text:style-name="Internet_20_link" text:visited-style-name="Visited_20_Internet_20_Link"><text:span text:style-name="T1">Hb 4:12-13</text:span></text:a><text:span text:style-name="T1"> A Palavra de Deus perscruta bem dentro de cada coração e revela tudo aquilo que as pessoas não podem ver.</text:span></text:p>
        <text:p text:style-name="P3"/>
        <text:p text:style-name="P3"><text:a xlink:type="simple" xlink:href="http://bibliaonline.com.br/acf/hb/4/14-16" text:style-name="Internet_20_link" text:visited-style-name="Visited_20_Internet_20_Link"><text:span text:style-name="T1">Hb 4:14-16</text:span></text:a><text:span text:style-name="T1"> Nós crentes temos O mesmo que morreu por nós, vivendo agora para nós como um Sumo Sacerdote que Se compadece. O capítulo começou com "Temamos, pois" e agora termina com "Cheguemos pois com confiança". Neste capítulo temos quatro coisas. Descanso... a Palavra de Deus... um Grande Sumo Sacerdote... e um trono de graça!</text:span></text:p>
        <text:p text:style-name="P3"/>
        <text:p text:style-name="P3"><text:a xlink:type="simple" xlink:href="http://bibliaonline.com.br/acf/hb/4/12-16" text:style-name="Internet_20_link" text:visited-style-name="Visited_20_Internet_20_Link"><text:span text:style-name="T1">Hb 4:12-16</text:span></text:a><text:span text:style-name="T1"> Quanto mais profundamente sentirmos a Palavra de Deus atingindo a consciência, mais valor daremos ao serviço de nosso grande Sumo Sacerdote, o Senhor Jesus no céu.</text:span></text:p>
        <text:p text:style-name="P3"/>
        <text:h text:style-name="P1" text:outline-level="2"><text:bookmark-start text:name="__RefHeading___Toc2529_1419486361"/><text:soft-page-break/>#188<text:bookmark-end text:name="__RefHeading___Toc2529_1419486361"/></text:h>
        <text:p text:style-name="P3"/>
        <text:p text:style-name="P4">O que é um pastor? Uma pessoa que pode levar toda a dor, cuidado, miséria e pecado de outro sobre sua própria alma, ir a Deus para tratar disso, e trazer de Deus o que atende isso, antes de dirigir-se a outro.</text:p>
        <text:p text:style-name="P3"/>
        <text:h text:style-name="P2" text:outline-level="2"><text:bookmark-start text:name="__RefHeading___Toc2531_1419486361"/><text:a xlink:type="simple" xlink:href="http://bibliaonline.com.br/acf/hb/5" text:style-name="Internet_20_link" text:visited-style-name="Visited_20_Internet_20_Link"><text:span text:style-name="T1">HEBREUS 5</text:span></text:a><text:bookmark-end text:name="__RefHeading___Toc2531_1419486361"/></text:h>
        <text:p text:style-name="P3"/>
        <text:p text:style-name="P4">O Senhor Jesus é comparado com Aarão, o sacerdote.</text:p>
        <text:p text:style-name="P3"/>
        <text:p text:style-name="P3"><text:a xlink:type="simple" xlink:href="http://bibliaonline.com.br/acf/hb/5/1-3" text:style-name="Internet_20_link" text:visited-style-name="Visited_20_Internet_20_Link"><text:span text:style-name="T1">Hb 5:1-3</text:span></text:a><text:span text:style-name="T1"> Um sacerdote terreno, como Aarão, era, ele próprio, um pecador e tinha que oferecer sacrifícios por si próprio bem como pelo povo. Nisto, evidentemente, o Senhor Jesus era muito melhor, pois Ele não pecou (1 Pd </text:span><text:a xlink:type="simple" xlink:href="http://bibliaonline.com.br/acf/1pe/2/22" text:style-name="Internet_20_link" text:visited-style-name="Visited_20_Internet_20_Link"><text:span text:style-name="T1">2:22</text:span></text:a><text:span text:style-name="T1">) e podia oferecer a Si mesmo como um perfeito sacrifício uma só vez.</text:span></text:p>
        <text:p text:style-name="P3"/>
        <text:p text:style-name="P3"><text:a xlink:type="simple" xlink:href="http://bibliaonline.com.br/acf/hb/5/5-6" text:style-name="Internet_20_link" text:visited-style-name="Visited_20_Internet_20_Link"><text:span text:style-name="T1">Hb 5:5-6</text:span></text:a><text:span text:style-name="T1"> O Senhor Jesus foi escolhido pelo próprio Deus para ser um sacerdote. "Tu és Meu Filho" - esta é Sua glória pessoal. "Tu és sacerdote eternamente" - esta é sua glória oficial.</text:span></text:p>
        <text:p text:style-name="P3"/>
        <text:p text:style-name="P3"><text:a xlink:type="simple" xlink:href="http://bibliaonline.com.br/acf/hb/5/8" text:style-name="Internet_20_link" text:visited-style-name="Visited_20_Internet_20_Link"><text:span text:style-name="T1">Hb 5:8</text:span></text:a><text:span text:style-name="T1"> Quando Ele estava no céu como Filho com Seu Pai, nunca houve qualquer dúvida quanto à obediência. Mas quando foi enviado ao mundo como Homem para fazer a vontade do Pai, o Senhor Jesus aprendeu o significado da obediência, e o que significava sofrer.</text:span></text:p>
        <text:p text:style-name="P3"/>
        <text:p text:style-name="P3"><text:a xlink:type="simple" xlink:href="http://bibliaonline.com.br/acf/hb/5/9" text:style-name="Internet_20_link" text:visited-style-name="Visited_20_Internet_20_Link"><text:span text:style-name="T1">Hb 5:9</text:span></text:a><text:span text:style-name="T1"> A obra está consumada. O Salvador que morreu, agora vive, e é o autor (causa) de "eterna salvação". Não apenas somos salvos de nossos pecados, mas Aquele que nos salvou agora vive por nós, e está voltando para nós.</text:span></text:p>
        <text:p text:style-name="P3"/>
        <text:p text:style-name="P3"><text:a xlink:type="simple" xlink:href="http://bibliaonline.com.br/acf/hb/5/11-14" text:style-name="Internet_20_link" text:visited-style-name="Visited_20_Internet_20_Link"><text:span text:style-name="T1">Hb 5:11-14</text:span></text:a><text:span text:style-name="T1"> Foi difícil para os Hebreus aprenderem algumas dessas coisas novas, pois eles ainda não tinham desistido das coisas velhas. Eles continuavam a honrar anjos, Moisés e Aarão, e como veremos mais tarde, o templo, os sacerdotes e os sacrifícios. Mas este livro foi escrito para dizer a eles que Alguém "muito melhor" tinha vindo. Todas aquelas coisas que tanto significavam para eles, eram apenas figuras dAquele que agora tinha vindo.</text:span></text:p>
        <text:p text:style-name="P3"><text:soft-page-break/></text:p>
        <text:h text:style-name="P1" text:outline-level="2"><text:bookmark-start text:name="__RefHeading___Toc2533_1419486361"/>#189<text:bookmark-end text:name="__RefHeading___Toc2533_1419486361"/></text:h>
        <text:p text:style-name="P3"/>
        <text:p text:style-name="P4">Todo privilégio tem uma responsabilidade; mas toda responsabilidade tem um poder para que seja posta em prática.</text:p>
        <text:p text:style-name="P3"/>
        <text:h text:style-name="P2" text:outline-level="2"><text:bookmark-start text:name="__RefHeading___Toc2535_1419486361"/><text:a xlink:type="simple" xlink:href="http://bibliaonline.com.br/acf/hb/6" text:style-name="Internet_20_link" text:visited-style-name="Visited_20_Internet_20_Link"><text:span text:style-name="T1">HEBREUS 6</text:span></text:a><text:bookmark-end text:name="__RefHeading___Toc2535_1419486361"/></text:h>
        <text:p text:style-name="P3"/>
        <text:p text:style-name="P3"><text:a xlink:type="simple" xlink:href="http://bibliaonline.com.br/acf/hb/6/1-8" text:style-name="Internet_20_link" text:visited-style-name="Visited_20_Internet_20_Link"><text:span text:style-name="T1">Hb 6:1-8</text:span></text:a><text:span text:style-name="T1"> Estes são versículos usados por alguns para dizer que uma pessoa poderia perder sua salvação. Mas todos nós deveríamos entender que as pessoas mencionadas aqui nunca foram crentes verdadeiros.</text:span></text:p>
        <text:p text:style-name="P3"/>
        <text:p text:style-name="P3"><text:a xlink:type="simple" xlink:href="http://bibliaonline.com.br/acf/hb/6/1-2" text:style-name="Internet_20_link" text:visited-style-name="Visited_20_Internet_20_Link"><text:span text:style-name="T1">Hb 6:1-2</text:span></text:a><text:span text:style-name="T1"> Estas eram coisas que eram cridas pelos Judeus antes que a verdade completa do Cristianismo fosse tornada conhecida.</text:span></text:p>
        <text:p text:style-name="P3"/>
        <text:p text:style-name="P3"><text:a xlink:type="simple" xlink:href="http://bibliaonline.com.br/acf/hb/6/4-5" text:style-name="Internet_20_link" text:visited-style-name="Visited_20_Internet_20_Link"><text:span text:style-name="T1">Hb 6:4-5</text:span></text:a><text:span text:style-name="T1"> Algumas destas coisas podem ser conhecidas por uma pessoa sem que ela seja nascida de novo.</text:span></text:p>
        <text:p text:style-name="P3"/>
        <text:p text:style-name="P3"><text:a xlink:type="simple" xlink:href="http://bibliaonline.com.br/acf/hb/6/6" text:style-name="Internet_20_link" text:visited-style-name="Visited_20_Internet_20_Link"><text:span text:style-name="T1">Hb 6:6</text:span></text:a><text:span text:style-name="T1"> Havia muitos que tinham visto muitas das maravilhas do Cristianismo, mas não eram salvos. É algo muito sério ver o quão perto uma pessoa pode chegar do conhecimento da maravilhosa verdade do Cristianismo, e todavia se perder. Pois se alguém conheceu a verdade do Cristianismo, na sua cabeça, e então se desvia dela, não há salvação em nenhum outro lugar. "Conhecer" não é o mesmo que "crêr".</text:span></text:p>
        <text:p text:style-name="P3"/>
        <text:p text:style-name="P3"><text:a xlink:type="simple" xlink:href="http://bibliaonline.com.br/acf/hb/6/9" text:style-name="Internet_20_link" text:visited-style-name="Visited_20_Internet_20_Link"><text:span text:style-name="T1">Hb 6:9</text:span></text:a><text:span text:style-name="T1"> Aqui o escritor fala a crentes verdadeiros... "esperamos coisas melhores...", deixando claro que ele os colocava em contraste com os meros professos mencionados antes no capítulo.</text:span></text:p>
        <text:p text:style-name="P3"/>
        <text:p text:style-name="P3"><text:a xlink:type="simple" xlink:href="http://bibliaonline.com.br/acf/hb/6/11-20" text:style-name="Internet_20_link" text:visited-style-name="Visited_20_Internet_20_Link"><text:span text:style-name="T1">Hb 6:11-20</text:span></text:a><text:span text:style-name="T1"> Quão certa e segura é a esperança do crente! Abraão só tinha promessas em que descansar, mas aqueles que conhecem o Senhor têm uma obra consumada e um Salvador vivo no céu, Aquele que tornou a salvação uma certeza para nós. Esta esperança é absolutamente certa, ainda que futura. Nossa esperança em Cristo é uma âncora certa e segura. A "Âncora" (Cristo) está no céu.</text:span></text:p>
        <text:p text:style-name="P3"><text:soft-page-break/></text:p>
        <text:h text:style-name="P1" text:outline-level="2"><text:bookmark-start text:name="__RefHeading___Toc2537_1419486361"/>#190<text:bookmark-end text:name="__RefHeading___Toc2537_1419486361"/></text:h>
        <text:p text:style-name="P3"/>
        <text:p text:style-name="P4">A linha entre a estreiteza e a fidelidade é uma linha muito estreita.</text:p>
        <text:p text:style-name="P3"/>
        <text:h text:style-name="P2" text:outline-level="2"><text:bookmark-start text:name="__RefHeading___Toc2539_1419486361"/><text:a xlink:type="simple" xlink:href="http://bibliaonline.com.br/acf/hb/7" text:style-name="Internet_20_link" text:visited-style-name="Visited_20_Internet_20_Link"><text:span text:style-name="T1">HEBREUS 7</text:span></text:a><text:bookmark-end text:name="__RefHeading___Toc2539_1419486361"/></text:h>
        <text:p text:style-name="P3"/>
        <text:p text:style-name="P3"><text:span text:style-name="T1">O Senhor Jesus é comparado com "Melquisedeque", que era tanto rei como sacerdote - primeiro nos dias de Abraão - </text:span><text:a xlink:type="simple" xlink:href="http://bibliaonline.com.br/acf/gn/14/18-20" text:style-name="Internet_20_link" text:visited-style-name="Visited_20_Internet_20_Link"><text:span text:style-name="T1">Gn 14:18-20</text:span></text:a><text:span text:style-name="T1"> e </text:span><text:a xlink:type="simple" xlink:href="http://bibliaonline.com.br/acf/sl/110/4" text:style-name="Internet_20_link" text:visited-style-name="Visited_20_Internet_20_Link"><text:span text:style-name="T1">Sl 110:4</text:span></text:a><text:span text:style-name="T1">.</text:span></text:p>
        <text:p text:style-name="P3"/>
        <text:p text:style-name="P3"><text:a xlink:type="simple" xlink:href="http://bibliaonline.com.br/acf/hb/7/2" text:style-name="Internet_20_link" text:visited-style-name="Visited_20_Internet_20_Link"><text:span text:style-name="T1">Hb 7:2</text:span></text:a><text:span text:style-name="T1"> Primeiro Rei de justiça, e depois disso... Rei de paz. Um figura do Senhor Jesus, que satisfez todas as justas demandas de Deus sobre a cruz para que possamos ter paz. Ele irá também vencer todos os Seus inimigos em justiça, e então trazer paz à terra (após os Cristãos serem levados para o céu). Cristo é tanto Rei como Sacerdote.</text:span></text:p>
        <text:p text:style-name="P3"/>
        <text:p text:style-name="P3"><text:a xlink:type="simple" xlink:href="http://bibliaonline.com.br/acf/hb/7/3" text:style-name="Internet_20_link" text:visited-style-name="Visited_20_Internet_20_Link"><text:span text:style-name="T1">Hb 7:3</text:span></text:a><text:span text:style-name="T1"> Isto não quer dizer que ele não tivesse pai ou mãe, mas que ele não estava em nenhuma linhagem sacerdotal... ele aparece de repente, como um tipo, e desaparece.</text:span></text:p>
        <text:p text:style-name="P3"/>
        <text:p text:style-name="P3"><text:a xlink:type="simple" xlink:href="http://bibliaonline.com.br/acf/hb/7/4-17" text:style-name="Internet_20_link" text:visited-style-name="Visited_20_Internet_20_Link"><text:span text:style-name="T1">Hb 7:4-17</text:span></text:a><text:span text:style-name="T1"> Quão grande era este homem Melquisedeque, e todavia tudo está escrito para que possamos ver quão maior é a Pessoa de nosso glorioso Sumo Sacerdote, nosso Senhor Jesus Cristo.</text:span></text:p>
        <text:p text:style-name="P3"/>
        <text:p text:style-name="P3"><text:a xlink:type="simple" xlink:href="http://bibliaonline.com.br/acf/hb/7/19" text:style-name="Internet_20_link" text:visited-style-name="Visited_20_Internet_20_Link"><text:span text:style-name="T1">Hb 7:19</text:span></text:a><text:span text:style-name="T1"> Todas as demandas da lei, e todos os seus sacrifícios, e todos os seus sacerdotes, nunca tornaram coisa alguma perfeita. Mas uma perfeita esperança, sim! Quão maravilhoso que temos em Cristo essa melhor e segura esperança!</text:span></text:p>
        <text:p text:style-name="P3"/>
        <text:p text:style-name="P3"><text:a xlink:type="simple" xlink:href="http://bibliaonline.com.br/acf/hb/7/25" text:style-name="Internet_20_link" text:visited-style-name="Visited_20_Internet_20_Link"><text:span text:style-name="T1">Hb 7:25</text:span></text:a><text:span text:style-name="T1"> Existe Um que vive agora por nós, e que é capaz de não apenas nos salvar - não somente de nossos pecados, mas de nos levar através das tribulações e provas de nossa vida até chegarmos ao lar.</text:span></text:p>
        <text:p text:style-name="P3"/>
        <text:p text:style-name="P3"><text:a xlink:type="simple" xlink:href="http://bibliaonline.com.br/acf/hb/7/26-28" text:style-name="Internet_20_link" text:visited-style-name="Visited_20_Internet_20_Link"><text:span text:style-name="T1">Hb 7:26-28</text:span></text:a><text:span text:style-name="T1"> Que perfeito Salvador e Sacerdote nós temos! Em um sacrifício, Ele terminou para sempre a obra e agora vive por nós "mais sublime do que os céus".</text:span></text:p>
        <text:p text:style-name="P3"/>
        <text:h text:style-name="P1" text:outline-level="2"><text:bookmark-start text:name="__RefHeading___Toc2541_1419486361"/><text:soft-page-break/>#191<text:bookmark-end text:name="__RefHeading___Toc2541_1419486361"/></text:h>
        <text:p text:style-name="P3"/>
        <text:p text:style-name="P4">Sou incapaz de apresentar a verdade a crentes, a menos que esteja consciente de minha fraqueza.</text:p>
        <text:p text:style-name="P3"/>
        <text:h text:style-name="P2" text:outline-level="2"><text:bookmark-start text:name="__RefHeading___Toc2543_1419486361"/><text:a xlink:type="simple" xlink:href="http://bibliaonline.com.br/acf/hb/8" text:style-name="Internet_20_link" text:visited-style-name="Visited_20_Internet_20_Link"><text:span text:style-name="T1">HEBREUS 8</text:span></text:a><text:bookmark-end text:name="__RefHeading___Toc2543_1419486361"/></text:h>
        <text:p text:style-name="P3"/>
        <text:p text:style-name="P4">Alguns daqueles Judeus que haviam recebido esta carta estavam aparentemente achando difícil de entender que muitas das coisas que haviam aprendido de sua antiga religião tivesse agora sido substituída por uma Pessoa, Jesus Cristo. Eles tiveram que aprender que as coisas velhas eram meramente figuras de Cristo.</text:p>
        <text:p text:style-name="P3"/>
        <text:p text:style-name="P3"><text:a xlink:type="simple" xlink:href="http://bibliaonline.com.br/acf/hb/8/6" text:style-name="Internet_20_link" text:visited-style-name="Visited_20_Internet_20_Link"><text:span text:style-name="T1">Hb 8:6</text:span></text:a><text:span text:style-name="T1"> "Ministério tanto mais excelente" - "melhor concerto"... "melhores promessas". Com que frequência temos notado isto! Quão melhor é o maravilhoso lugar que nos pertence em um Cristo ressuscitado, ao invés de estarmos sob o jugo e sacrifícios da lei.</text:span></text:p>
        <text:p text:style-name="P3"/>
        <text:p text:style-name="P3"/>
        <text:p text:style-name="P3"><text:a xlink:type="simple" xlink:href="http://bibliaonline.com.br/acf/hb/8/8-9" text:style-name="Internet_20_link" text:visited-style-name="Visited_20_Internet_20_Link"><text:span text:style-name="T1">Hb 8:8-9</text:span></text:a><text:span text:style-name="T1"> Para entendermos isto, devemos recordar que Deus fez um acordo (a Bíblia chama de "concerto") com Israel nos dias do Antigo Testamento. Eles desobedeceram isso completamente e assim o romperam. Em nossos versículos lemos as palavras "repreendendo-os", que se refere a terem rompido o acordo.</text:span></text:p>
        <text:p text:style-name="P3"/>
        <text:p text:style-name="P3"><text:a xlink:type="simple" xlink:href="http://bibliaonline.com.br/acf/hb/8/10-12" text:style-name="Internet_20_link" text:visited-style-name="Visited_20_Internet_20_Link"><text:span text:style-name="T1">Hb 8:10-12</text:span></text:a><text:span text:style-name="T1"> O Senhor irá fazer um novo concerto com Israel (após nós crentes termos sido levados para o céu). Este, todavia, será baseado na perfeita obra de Cristo na cruz.</text:span></text:p>
        <text:p text:style-name="P3"/>
        <text:h text:style-name="P1" text:outline-level="2"><text:bookmark-start text:name="__RefHeading___Toc2545_1419486361"/>#192<text:bookmark-end text:name="__RefHeading___Toc2545_1419486361"/></text:h>
        <text:p text:style-name="P3"/>
        <text:p text:style-name="P4">Há mais alegria no fato de estarmos em comunhão com Ele do que nas coisas que Ele nos dá.</text:p>
        <text:p text:style-name="P3"/>
        <text:h text:style-name="P2" text:outline-level="2"><text:bookmark-start text:name="__RefHeading___Toc2547_1419486361"/><text:a xlink:type="simple" xlink:href="http://bibliaonline.com.br/acf/hb/9" text:style-name="Internet_20_link" text:visited-style-name="Visited_20_Internet_20_Link"><text:span text:style-name="T1">HEBREUS 9</text:span></text:a><text:bookmark-end text:name="__RefHeading___Toc2547_1419486361"/></text:h>
        <text:p text:style-name="P3"/>
        <text:p text:style-name="P3"><text:soft-page-break/><text:a xlink:type="simple" xlink:href="http://bibliaonline.com.br/acf/hb/9/1-5" text:style-name="Internet_20_link" text:visited-style-name="Visited_20_Internet_20_Link"><text:span text:style-name="T1">Hb 9:1-5</text:span></text:a><text:span text:style-name="T1"> Se voltarmos aos dias do Antigo Testamento veremos sacerdotes em roupas vistosas, adereços de ouro e muitos sacrifícios. Que visão magnificente! Mas será que saberíamos que nossos pecados estão perdoados de uma vez por todas? Não. Será que teríamos paz de consciência? Não. Seríamos capazes de nos aproximarmos de Deus? Não. Nenhuma dessas coisas poderiam ser desfrutadas sob "a primeira aliança".</text:span></text:p>
        <text:p text:style-name="P3"/>
        <text:p text:style-name="P3"><text:a xlink:type="simple" xlink:href="http://bibliaonline.com.br/acf/hb/9/8" text:style-name="Internet_20_link" text:visited-style-name="Visited_20_Internet_20_Link"><text:span text:style-name="T1">Hb 9:8</text:span></text:a><text:span text:style-name="T1"> "O caminho do santuário (onde Deus habitava) não estava descoberto".</text:span></text:p>
        <text:p text:style-name="P3"/>
        <text:p text:style-name="P3"><text:a xlink:type="simple" xlink:href="http://bibliaonline.com.br/acf/hb/9/11" text:style-name="Internet_20_link" text:visited-style-name="Visited_20_Internet_20_Link"><text:span text:style-name="T1">Hb 9:11</text:span></text:a><text:span text:style-name="T1"> "Mas, vindo Cristo,..."</text:span></text:p>
        <text:p text:style-name="P3"/>
        <text:p text:style-name="P3"><text:a xlink:type="simple" xlink:href="http://bibliaonline.com.br/acf/hb/9/12-24" text:style-name="Internet_20_link" text:visited-style-name="Visited_20_Internet_20_Link"><text:span text:style-name="T1">Hb 9:12-24</text:span></text:a><text:span text:style-name="T1"> Que comparação! "Por Seu próprio sangue... (Ele obteve eterna redenção". Terminaram os sacrifícios, pois esta redenção é eterna. Que gozo deve ter sido para um Judeu crente, ver que todos aqueles sacrifícios, bem como o tabernáculo e o sacerdócio, apontavam para este glorioso Salvador, e Sua obra poderosa! (Regozijamos também, pois é para nós igualmente).</text:span></text:p>
        <text:p text:style-name="P3"/>
        <text:p text:style-name="P3"><text:a xlink:type="simple" xlink:href="http://bibliaonline.com.br/acf/hb/9/16" text:style-name="Internet_20_link" text:visited-style-name="Visited_20_Internet_20_Link"><text:span text:style-name="T1">Hb 9:16</text:span></text:a><text:span text:style-name="T1"> A palavra "testamento" é a mesma que a palavra "desejo", que é escrito por alguém para dizer o que é para ser feito com suas posses depois que ele morrer. Mas aquele testamento não terá valor até que o homem morra. Cristo precisou morrer para podermos receber as bênçãos prometidas.</text:span></text:p>
        <text:p text:style-name="P3"/>
        <text:p text:style-name="P3"><text:a xlink:type="simple" xlink:href="http://bibliaonline.com.br/acf/hb/9/23" text:style-name="Internet_20_link" text:visited-style-name="Visited_20_Internet_20_Link"><text:span text:style-name="T1">Hb 9:23</text:span></text:a><text:span text:style-name="T1"> Essa mesma palavra "melhor"... certamente o sangue de Cristo é bem melhor que o sangue de todos os animais que já foram sacrificados.</text:span></text:p>
        <text:p text:style-name="P3"/>
        <text:p text:style-name="P3"><text:a xlink:type="simple" xlink:href="http://bibliaonline.com.br/acf/hb/9/24" text:style-name="Internet_20_link" text:visited-style-name="Visited_20_Internet_20_Link"><text:span text:style-name="T1">Hb 9:24</text:span></text:a><text:span text:style-name="T1"> Cristo está nas alturas, velando por nós o tempo todo que estivermos aqui - o presente.</text:span></text:p>
        <text:p text:style-name="P3"/>
        <text:p text:style-name="P3"><text:a xlink:type="simple" xlink:href="http://bibliaonline.com.br/acf/hb/9/26" text:style-name="Internet_20_link" text:visited-style-name="Visited_20_Internet_20_Link"><text:span text:style-name="T1">Hb 9:26</text:span></text:a><text:span text:style-name="T1"> "Manifestou..." isto é o que Ele fez e completou na cruz - o passado.</text:span></text:p>
        <text:p text:style-name="P3"/>
        <text:p text:style-name="P3"><text:a xlink:type="simple" xlink:href="http://bibliaonline.com.br/acf/hb/9/28" text:style-name="Internet_20_link" text:visited-style-name="Visited_20_Internet_20_Link"><text:span text:style-name="T1">Hb 9:28</text:span></text:a><text:span text:style-name="T1"> "Aparecerá" - Ele está voltando - o futuro.</text:span></text:p>
        <text:p text:style-name="P3"/>
        <text:h text:style-name="P1" text:outline-level="2"><text:bookmark-start text:name="__RefHeading___Toc2549_1419486361"/>#193<text:bookmark-end text:name="__RefHeading___Toc2549_1419486361"/></text:h>
        <text:p text:style-name="P3"/>
        <text:p text:style-name="P4">É o conhecimento de Cristo que amadurece minha alma.</text:p>
        <text:p text:style-name="P3"><text:soft-page-break/></text:p>
        <text:h text:style-name="P2" text:outline-level="2"><text:bookmark-start text:name="__RefHeading___Toc2551_1419486361"/><text:a xlink:type="simple" xlink:href="http://bibliaonline.com.br/acf/hb/10/1-22" text:style-name="Internet_20_link" text:visited-style-name="Visited_20_Internet_20_Link"><text:span text:style-name="T1">HEBREUS 10, Vers. 1-22</text:span></text:a><text:bookmark-end text:name="__RefHeading___Toc2551_1419486361"/></text:h>
        <text:p text:style-name="P3"/>
        <text:p text:style-name="P3"><text:a xlink:type="simple" xlink:href="http://bibliaonline.com.br/acf/hb/10/1-4" text:style-name="Internet_20_link" text:visited-style-name="Visited_20_Internet_20_Link"><text:span text:style-name="T1">Hb 10:1-4</text:span></text:a><text:span text:style-name="T1"> Muitos sacrifícios foram oferecidos no tabernáculo e no templo, que na verdade não tiravam pecados - eles eram meras figuras do único e perfeito Sacrifício na cruz.</text:span></text:p>
        <text:p text:style-name="P3"/>
        <text:p text:style-name="P3"><text:a xlink:type="simple" xlink:href="http://bibliaonline.com.br/acf/hb/10/5-9" text:style-name="Internet_20_link" text:visited-style-name="Visited_20_Internet_20_Link"><text:span text:style-name="T1">Hb 10:5-9</text:span></text:a><text:span text:style-name="T1"> O Senhor Jesus tomou um corpo e ofereceu-Se como o único sacrifício perfeito.</text:span></text:p>
        <text:p text:style-name="P3"/>
        <text:p text:style-name="P3"><text:a xlink:type="simple" xlink:href="http://bibliaonline.com.br/acf/hb/10/10" text:style-name="Internet_20_link" text:visited-style-name="Visited_20_Internet_20_Link"><text:span text:style-name="T1">Hb 10:10</text:span></text:a><text:span text:style-name="T1"> "Santificado" significa separado de outros para Deus, santo. Foi esta a vontade de Deus, e aquela "vontade" foi cumprida por meio da obra de Cristo na cruz. Agora somos santificados. Os Israelitas deviam ser um povo separado. (</text:span><text:a xlink:type="simple" xlink:href="http://bibliaonline.com.br/acf/1rs/8/53" text:style-name="Internet_20_link" text:visited-style-name="Visited_20_Internet_20_Link"><text:span text:style-name="T1">1 Rs 8:53</text:span></text:a><text:span text:style-name="T1">), mas eles falharam, pois sua salvação dependia deles. Somos santificados pela obra de Outro.</text:span></text:p>
        <text:p text:style-name="P3"/>
        <text:p text:style-name="P3"><text:a xlink:type="simple" xlink:href="http://bibliaonline.com.br/acf/hb/10/12" text:style-name="Internet_20_link" text:visited-style-name="Visited_20_Internet_20_Link"><text:span text:style-name="T1">Hb 10:12</text:span></text:a><text:span text:style-name="T1"> Muitos, muitos animais foram oferecidos e ainda assim a obra nunca foi consumada. Mas após o Senhor Jesus ter Se oferecido como um único sacrifício, Ele assentou-Se no céu... a obra foi feita para sempre.</text:span></text:p>
        <text:p text:style-name="P3"/>
        <text:p text:style-name="P3"><text:a xlink:type="simple" xlink:href="http://bibliaonline.com.br/acf/hb/10/14" text:style-name="Internet_20_link" text:visited-style-name="Visited_20_Internet_20_Link"><text:span text:style-name="T1">Hb 10:14</text:span></text:a><text:span text:style-name="T1"> Agora mesmo Deus, ao olhar para cada crente, vê cada um feito perfeito para sempre através do único sacrifício de Seu amado Filho. Você entende isso?</text:span></text:p>
        <text:p text:style-name="P3"/>
        <text:p text:style-name="P3"><text:a xlink:type="simple" xlink:href="http://bibliaonline.com.br/acf/hb/10/19-22" text:style-name="Internet_20_link" text:visited-style-name="Visited_20_Internet_20_Link"><text:span text:style-name="T1">Hb 10:19-22</text:span></text:a><text:span text:style-name="T1"> Agora estamos prontos e somos convidados a entrar no santuário - na própria presença de Deus.</text:span></text:p>
        <text:p text:style-name="P3"/>
        <text:p text:style-name="P3"><text:a xlink:type="simple" xlink:href="http://bibliaonline.com.br/acf/hb/10/8-22" text:style-name="Internet_20_link" text:visited-style-name="Visited_20_Internet_20_Link"><text:span text:style-name="T1">Vers. 8 a 22</text:span></text:a><text:span text:style-name="T1"> nos dão exemplos de "inteira certeza de fé" daqueles que simplesmente esperaram em Deus e creram nEle.</text:span></text:p>
        <text:p text:style-name="P3"/>
        <text:h text:style-name="P1" text:outline-level="2"><text:bookmark-start text:name="__RefHeading___Toc2553_1419486361"/>#194<text:bookmark-end text:name="__RefHeading___Toc2553_1419486361"/></text:h>
        <text:p text:style-name="P3"/>
        <text:p text:style-name="P4">Se me deixo levar pelos gostos do mundo, não verei muito da amabilidade de Cristo a me atrair.</text:p>
        <text:p text:style-name="P3"/>
        <text:h text:style-name="P2" text:outline-level="2"><text:bookmark-start text:name="__RefHeading___Toc2555_1419486361"/><text:soft-page-break/><text:a xlink:type="simple" xlink:href="http://bibliaonline.com.br/acf/hb/10/23-39" text:style-name="Internet_20_link" text:visited-style-name="Visited_20_Internet_20_Link"><text:span text:style-name="T1">HEBREUS 10, Vers. 23-final</text:span></text:a><text:bookmark-end text:name="__RefHeading___Toc2555_1419486361"/></text:h>
        <text:p text:style-name="P3"/>
        <text:p text:style-name="P3"><text:a xlink:type="simple" xlink:href="http://bibliaonline.com.br/acf/hb/10/23" text:style-name="Internet_20_link" text:visited-style-name="Visited_20_Internet_20_Link"><text:span text:style-name="T1">Hb 10:23</text:span></text:a><text:span text:style-name="T1"> Nos é dito para retermos firmes, e então somos lembrados de que, embora sejamos fracos, Ele continua fiel.</text:span></text:p>
        <text:p text:style-name="P3"/>
        <text:p text:style-name="P3"><text:a xlink:type="simple" xlink:href="http://bibliaonline.com.br/acf/hb/10/26-31" text:style-name="Internet_20_link" text:visited-style-name="Visited_20_Internet_20_Link"><text:span text:style-name="T1">Hb 10:26-31</text:span></text:a><text:span text:style-name="T1"> Apesar daquele único sacrifício e de todo o seu perfeito valor, existia ainda o perigo de que alguns pudessem professar ser Cristãos, e mais tarde voltarem completamente atrás. Para os tais, não havia esperança, nada restava senão castigo. Esses nunca tinham sido crentes... Aqueles que não crêem na segurança eterna, usam este versículo </text:span><text:a xlink:type="simple" xlink:href="https://www.bibliaonline.com.br/acf/hb/6/4-10" text:style-name="Internet_20_link" text:visited-style-name="Visited_20_Internet_20_Link"><text:span text:style-name="T1">6:4-6</text:span></text:a><text:span text:style-name="T1">, além de </text:span><text:a xlink:type="simple" xlink:href="https://www.bibliaonline.com.br/acf/2pe/2/20-22" text:style-name="Internet_20_link" text:visited-style-name="Visited_20_Internet_20_Link"><text:span text:style-name="T1">2 Pd 2:20-22</text:span></text:a><text:span text:style-name="T1"> para tentarem provar que uma pessoa poderia se perder depois de ter sido salva. (Mas veja Jo </text:span><text:a xlink:type="simple" xlink:href="http://bibliaonline.com.br/acf/jo/10/28" text:style-name="Internet_20_link" text:visited-style-name="Visited_20_Internet_20_Link"><text:span text:style-name="T1">10:28</text:span></text:a><text:span text:style-name="T1">).</text:span></text:p>
        <text:p text:style-name="P3"/>
        <text:p text:style-name="P3"><text:a xlink:type="simple" xlink:href="http://bibliaonline.com.br/acf/hb/10/29" text:style-name="Internet_20_link" text:visited-style-name="Visited_20_Internet_20_Link"><text:span text:style-name="T1">Hb 10:29</text:span></text:a><text:span text:style-name="T1"> "Santificado" - Se uma pessoa saía dos sacrifícios Judaicos, e tomava o seu lugar entre os que professavam ser Cristãos, ela estava dessa maneira se separando daqueles que continuavam sendo Judeus religiosos. Ela passava a ter o nome de "Cristão". Se alguém assim se voltasse contra o Cristianismo que ele professava, veja as palavras que eram ditas de um homem assim.</text:span></text:p>
        <text:p text:style-name="P3"/>
        <text:p text:style-name="P3"><text:a xlink:type="simple" xlink:href="http://bibliaonline.com.br/acf/hb/10/32-34" text:style-name="Internet_20_link" text:visited-style-name="Visited_20_Internet_20_Link"><text:span text:style-name="T1">Hb 10:32-34</text:span></text:a><text:span text:style-name="T1"> As marcas de verdadeiros crentes em Cristo.</text:span></text:p>
        <text:p text:style-name="P3"/>
        <text:p text:style-name="P3"><text:a xlink:type="simple" xlink:href="http://bibliaonline.com.br/acf/hb/10/39" text:style-name="Internet_20_link" text:visited-style-name="Visited_20_Internet_20_Link"><text:span text:style-name="T1">Hb 10:39</text:span></text:a><text:span text:style-name="T1"> Havia muitos cuja confissão de fé em Cristo era real.</text:span></text:p>
        <text:p text:style-name="P3"/>
        <text:h text:style-name="P1" text:outline-level="2"><text:bookmark-start text:name="__RefHeading___Toc2557_1419486361"/>#195<text:bookmark-end text:name="__RefHeading___Toc2557_1419486361"/></text:h>
        <text:p text:style-name="P3"/>
        <text:p text:style-name="P4">Mantenha seus pés no caminho estreito e seu coração o mais largo que puder.</text:p>
        <text:p text:style-name="P3"/>
        <text:h text:style-name="P2" text:outline-level="2"><text:bookmark-start text:name="__RefHeading___Toc2559_1419486361"/><text:a xlink:type="simple" xlink:href="http://bibliaonline.com.br/acf/hb/11/1-22" text:style-name="Internet_20_link" text:visited-style-name="Visited_20_Internet_20_Link"><text:span text:style-name="T1">HEBREUS 11, Vers. 1-22</text:span></text:a><text:bookmark-end text:name="__RefHeading___Toc2559_1419486361"/></text:h>
        <text:p text:style-name="P3"/>
        <text:p text:style-name="P3"><text:a xlink:type="simple" xlink:href="http://bibliaonline.com.br/acf/hb/11/1-3" text:style-name="Internet_20_link" text:visited-style-name="Visited_20_Internet_20_Link"><text:span text:style-name="T1">Hb 11:1-3</text:span></text:a><text:span text:style-name="T1"> Deus nos falou como o mundo foi feito - "pela Palavra de Deus". Isto significa que Deus criou as coisas falando "Faça-se..." como em Gn 1. E isto cremos por fé. Se cremos na Palavra de Deus, entendemos a criação. Mas se a Palavra de Deus é duvidada, nada resta senão confusão e especulação. A fé dá substância àquilo que esperamos. Muitas pessoas hoje não crêem que Deus criou o mundo. Leia </text:span><text:a xlink:type="simple" xlink:href="http://bibliaonline.com.br/acf/jr/10/10" text:style-name="Internet_20_link" text:visited-style-name="Visited_20_Internet_20_Link"><text:span text:style-name="T1">Jr 10:10</text:span></text:a><text:span text:style-name="T1"> e veja </text:span><text:soft-page-break/><text:span text:style-name="T1">o que as pessoas farão quando a ira de Deus for derramada sobre esta terra. A palavra "fé" aparece apenas duas vezes no Antigo Testamento. </text:span><text:a xlink:type="simple" xlink:href="http://bibliaonline.com.br/acf/dt/32/20" text:style-name="Internet_20_link" text:visited-style-name="Visited_20_Internet_20_Link"><text:span text:style-name="T1">Dt 32:20</text:span></text:a><text:span text:style-name="T1"> e </text:span><text:a xlink:type="simple" xlink:href="http://bibliaonline.com.br/acf/hc/2/4" text:style-name="Internet_20_link" text:visited-style-name="Visited_20_Internet_20_Link"><text:span text:style-name="T1">Hab 2:4</text:span></text:a><text:span text:style-name="T1">.</text:span></text:p>
        <text:p text:style-name="P3"/>
        <text:p text:style-name="P3"><text:a xlink:type="simple" xlink:href="http://bibliaonline.com.br/acf/hb/11/4" text:style-name="Internet_20_link" text:visited-style-name="Visited_20_Internet_20_Link"><text:span text:style-name="T1">Hb 11:4</text:span></text:a><text:span text:style-name="T1"> Abel cria que era um pecador, ele era um filho dos culpados Adão e Eva. Por isso ele ofereceu um sacrifício no qual sangue foi derramado. Deus aceitou aquele sacrifício; não o de Caim em que não havia sangue. Podemos dizer que este versículo nos fala de "adoração", que o </text:span><text:a xlink:type="simple" xlink:href="https://www.bibliaonline.com.br/acf/hb/11/5" text:style-name="Internet_20_link" text:visited-style-name="Visited_20_Internet_20_Link"><text:span text:style-name="T1">versículo 5</text:span></text:a><text:span text:style-name="T1"> fala de um "andar" de fé e que o </text:span><text:a xlink:type="simple" xlink:href="https://www.bibliaonline.com.br/acf/hb/11/7" text:style-name="Internet_20_link" text:visited-style-name="Visited_20_Internet_20_Link"><text:span text:style-name="T1">versículo 7</text:span></text:a><text:span text:style-name="T1"> é uma "advertência".</text:span></text:p>
        <text:p text:style-name="P3"/>
        <text:p text:style-name="P3"><text:a xlink:type="simple" xlink:href="http://bibliaonline.com.br/acf/hb/11/5" text:style-name="Internet_20_link" text:visited-style-name="Visited_20_Internet_20_Link"><text:span text:style-name="T1">Hb 11:5</text:span></text:a><text:span text:style-name="T1"> Deus levou Enoque para o céu sem morrer - uma figura do que acontecerá com cada crente quando o Senhor vier para nós. Ele "agradou a Deus". Um exemplo maravilhoso para nós!</text:span></text:p>
        <text:p text:style-name="P3"/>
        <text:p text:style-name="P3"><text:a xlink:type="simple" xlink:href="http://bibliaonline.com.br/acf/hb/11/7" text:style-name="Internet_20_link" text:visited-style-name="Visited_20_Internet_20_Link"><text:span text:style-name="T1">Hb 11:7</text:span></text:a><text:span text:style-name="T1"> Nos nomes que se seguem (Noé, Sara e Abraão e outros) só é falado da fé deles. Não é feita menção às suas falhas. O tempo está chegando quando o Senhor irá rever a vida de todos aqueles que são crentes. Todas as manchas de pecado terão sumido - apenas aquilo que foi feito para o Senhor, em obediência à Sua Palavra, será recompensado então.</text:span></text:p>
        <text:p text:style-name="P3"/>
        <text:p text:style-name="P3"><text:a xlink:type="simple" xlink:href="http://bibliaonline.com.br/acf/hb/11/21" text:style-name="Internet_20_link" text:visited-style-name="Visited_20_Internet_20_Link"><text:span text:style-name="T1">Hb 11:21</text:span></text:a><text:span text:style-name="T1"> Todos os ocupados esforços de Jacó durante sua vida são deixados de fora. Em sua velhice, ele havia aprendido que não tinha força em si mesmo, e aprendeu, e adorou.</text:span></text:p>
        <text:p text:style-name="P3"/>
        <text:h text:style-name="P1" text:outline-level="2"><text:bookmark-start text:name="__RefHeading___Toc2561_1419486361"/>#196<text:bookmark-end text:name="__RefHeading___Toc2561_1419486361"/></text:h>
        <text:p text:style-name="P3"/>
        <text:p text:style-name="P4">É a proximidade do coração de Cristo que produz simplicidade.</text:p>
        <text:p text:style-name="P3"/>
        <text:h text:style-name="P2" text:outline-level="2"><text:bookmark-start text:name="__RefHeading___Toc2563_1419486361"/><text:a xlink:type="simple" xlink:href="http://bibliaonline.com.br/acf/hb/11/23-40" text:style-name="Internet_20_link" text:visited-style-name="Visited_20_Internet_20_Link"><text:span text:style-name="T1">HEBREUS 11, Vers. 23-final</text:span></text:a><text:bookmark-end text:name="__RefHeading___Toc2563_1419486361"/></text:h>
        <text:p text:style-name="P3"/>
        <text:p text:style-name="P3"><text:a xlink:type="simple" xlink:href="http://bibliaonline.com.br/acf/hb/11/23-24" text:style-name="Internet_20_link" text:visited-style-name="Visited_20_Internet_20_Link"><text:span text:style-name="T1">Hb 11:23-24</text:span></text:a><text:span text:style-name="T1"> nos dá exemplos da "energia da fé" que vence.</text:span></text:p>
        <text:p text:style-name="P3"/>
        <text:p text:style-name="P3"><text:a xlink:type="simple" xlink:href="http://bibliaonline.com.br/acf/hb/11/25" text:style-name="Internet_20_link" text:visited-style-name="Visited_20_Internet_20_Link"><text:span text:style-name="T1">Hb 11:25</text:span></text:a><text:span text:style-name="T1"> Uma boa escolha para lembrarmos. Moisés poderia ter sido um homem muito famoso, mas pela fé escolheu sofrer tribulações com o povo de Deus por causa do </text:span><text:soft-page-break/><text:a xlink:type="simple" xlink:href="https://www.bibliaonline.com.br/acf/hb/11/26" text:style-name="Internet_20_link" text:visited-style-name="Visited_20_Internet_20_Link"><text:span text:style-name="T1">versículo 26</text:span></text:a><text:span text:style-name="T1">. Podem existir ofertas de fama e riqueza que nos serão apresentadas, mas se escolhermos por fé, iremos escolher agradar ao Senhor.</text:span></text:p>
        <text:p text:style-name="P3"/>
        <text:p text:style-name="P3"><text:a xlink:type="simple" xlink:href="http://bibliaonline.com.br/acf/hb/11/33-34" text:style-name="Internet_20_link" text:visited-style-name="Visited_20_Internet_20_Link"><text:span text:style-name="T1">Hb 11:33-34</text:span></text:a><text:span text:style-name="T1"> Existiram homens e mulheres de fé que foram libertados por Deus.</text:span></text:p>
        <text:p text:style-name="P3"/>
        <text:p text:style-name="P3"><text:a xlink:type="simple" xlink:href="http://bibliaonline.com.br/acf/hb/11/35" text:style-name="Internet_20_link" text:visited-style-name="Visited_20_Internet_20_Link"><text:span text:style-name="T1">Hb 11:35</text:span></text:a><text:span text:style-name="T1"> Outros não foram libertados. Deus deu o mesmo valor à fé deles. Talvez também não sejamos libertados de nossas tribulações, mas podemos ter que suportá-las por todo o caminho até o fim da jornada.</text:span></text:p>
        <text:p text:style-name="P3"/>
        <text:p text:style-name="P3"><text:a xlink:type="simple" xlink:href="http://bibliaonline.com.br/acf/hb/11/39" text:style-name="Internet_20_link" text:visited-style-name="Visited_20_Internet_20_Link"><text:span text:style-name="T1">Hb 11:39</text:span></text:a><text:span text:style-name="T1"> As primeiras três palavras. Elas apresentam todas as pessoas acima. Não é maravilhoso? Resumindo o capítulo... nos versículos </text:span><text:a xlink:type="simple" xlink:href="https://www.bibliaonline.com.br/acf/hb/11/8-22" text:style-name="Internet_20_link" text:visited-style-name="Visited_20_Internet_20_Link"><text:span text:style-name="T1">8-22</text:span></text:a><text:span text:style-name="T1"> temos sete testemunhas de fé em um país estrangeiro; nos versículos </text:span><text:a xlink:type="simple" xlink:href="https://www.bibliaonline.com.br/acf/hb/11/23-31" text:style-name="Internet_20_link" text:visited-style-name="Visited_20_Internet_20_Link"><text:span text:style-name="T1">23-31</text:span></text:a><text:span text:style-name="T1"> sete testemunhas de um andar de fé no deserto. </text:span><text:a xlink:type="simple" xlink:href="https://www.bibliaonline.com.br/acf/hb/11/32" text:style-name="Internet_20_link" text:visited-style-name="Visited_20_Internet_20_Link"><text:span text:style-name="T1">Versículo 32</text:span></text:a><text:span text:style-name="T1">, sete exemplos de luta de fé na terra de Israel.</text:span></text:p>
        <text:p text:style-name="P3"/>
        <text:h text:style-name="P1" text:outline-level="2"><text:bookmark-start text:name="__RefHeading___Toc2565_1419486361"/>#197<text:bookmark-end text:name="__RefHeading___Toc2565_1419486361"/></text:h>
        <text:p text:style-name="P3"/>
        <text:p text:style-name="P4">A comunhão com Deus significa... pensamentos e alegria em comum com Ele.</text:p>
        <text:p text:style-name="P3"/>
        <text:h text:style-name="P2" text:outline-level="2"><text:bookmark-start text:name="__RefHeading___Toc2567_1419486361"/><text:a xlink:type="simple" xlink:href="http://bibliaonline.com.br/acf/hb/12" text:style-name="Internet_20_link" text:visited-style-name="Visited_20_Internet_20_Link"><text:span text:style-name="T1">HEBREUS 12</text:span></text:a><text:bookmark-end text:name="__RefHeading___Toc2567_1419486361"/></text:h>
        <text:p text:style-name="P3"/>
        <text:p text:style-name="P3"><text:a xlink:type="simple" xlink:href="http://bibliaonline.com.br/acf/hb/12/1" text:style-name="Internet_20_link" text:visited-style-name="Visited_20_Internet_20_Link"><text:span text:style-name="T1">Hb 12:1</text:span></text:a><text:span text:style-name="T1"> Esta "nuvem de testemunhas" refere-se àqueles mencionados no </text:span><text:a xlink:type="simple" xlink:href="https://www.bibliaonline.com.br/acf/hb/11" text:style-name="Internet_20_link" text:visited-style-name="Visited_20_Internet_20_Link"><text:span text:style-name="T1">capítulo 11</text:span></text:a><text:span text:style-name="T1">. Quando entendemos o que eles sofreram, iremos também querer ser mais fiéis ao bendito Senhor em nossa vida. E então seremos felizes ao ver que tudo isso trará glória e gozo a Ele. Iremos querer tirar de nossa vida tudo o que nos atrapalharia o avanço (os pesos) e o pecado que nos pararia!</text:span></text:p>
        <text:p text:style-name="P3"/>
        <text:p text:style-name="P3"><text:a xlink:type="simple" xlink:href="http://bibliaonline.com.br/acf/hb/12/2" text:style-name="Internet_20_link" text:visited-style-name="Visited_20_Internet_20_Link"><text:span text:style-name="T1">Hb 12:2</text:span></text:a><text:span text:style-name="T1"> Jesus foi o único Homem de fé perfeito, e por isso precisamos ter os olhos fixos nEle.</text:span></text:p>
        <text:p text:style-name="P3"/>
        <text:p text:style-name="P3"><text:a xlink:type="simple" xlink:href="http://bibliaonline.com.br/acf/hb/12/5-29" text:style-name="Internet_20_link" text:visited-style-name="Visited_20_Internet_20_Link"><text:span text:style-name="T1">Hb 12:5-29</text:span></text:a><text:span text:style-name="T1"> Tudo sobre nosso Pai. Quão amável e sábio Ele é!</text:span></text:p>
        <text:p text:style-name="P3"/>
        <text:p text:style-name="P3"><text:a xlink:type="simple" xlink:href="http://bibliaonline.com.br/acf/hb/12/5-11" text:style-name="Internet_20_link" text:visited-style-name="Visited_20_Internet_20_Link"><text:span text:style-name="T1">Hb 12:5-11</text:span></text:a><text:span text:style-name="T1"> Aqui encontramos outras tribulações que não podemos colocar de lado. Devemos entender que elas são permitidas por nosso Pai. Todo pai sábio precisa corrigir </text:span><text:soft-page-break/><text:span text:style-name="T1">e castigar seus filhos quando eles desobedecem. Nós que somos pais nem sempre somos sábios ao fazê-lo, mas nosso Pai no céu é perfeito em Sua sabedoria e em Seu amor quando nos disciplina. O </text:span><text:a xlink:type="simple" xlink:href="http://bibliaonline.com.br/acf/hb/12/5" text:style-name="Internet_20_link" text:visited-style-name="Visited_20_Internet_20_Link"><text:span text:style-name="T1">vers. 5</text:span></text:a><text:span text:style-name="T1"> nos fala o que não devemos fazer... o </text:span><text:a xlink:type="simple" xlink:href="http://bibliaonline.com.br/acf/hb/12/11" text:style-name="Internet_20_link" text:visited-style-name="Visited_20_Internet_20_Link"><text:span text:style-name="T1">vers. 11</text:span></text:a><text:span text:style-name="T1"> nos dá a promessa positiva de bênção.</text:span></text:p>
        <text:p text:style-name="P3"/>
        <text:p text:style-name="P3"><text:a xlink:type="simple" xlink:href="http://bibliaonline.com.br/acf/hb/12/18-21" text:style-name="Internet_20_link" text:visited-style-name="Visited_20_Internet_20_Link"><text:span text:style-name="T1">Hb 12:18-21</text:span></text:a><text:span text:style-name="T1"> O Monte Sinai, onde a lei foi dada aos Judeus. Que horrível condição estar sob a maldição daquela lei transgredida! É esta, na verdade, a condição da nação de Israel agora. (Não dos indivíduos, pois qualquer um que crê no Senhor Jesus Cristo pode ser salvo).</text:span></text:p>
        <text:p text:style-name="P3"/>
        <text:p text:style-name="P3"><text:a xlink:type="simple" xlink:href="http://bibliaonline.com.br/acf/hb/12/22" text:style-name="Internet_20_link" text:visited-style-name="Visited_20_Internet_20_Link"><text:span text:style-name="T1">Hb 12:22</text:span></text:a><text:span text:style-name="T1"> O Monte Sião. A palavra "Sião" significa "graça" ou "brilho do sol" - e é assim que Deus está agindo conosco hoje.</text:span></text:p>
        <text:p text:style-name="P3"/>
        <text:p text:style-name="P3"><text:a xlink:type="simple" xlink:href="http://bibliaonline.com.br/acf/hb/12/24" text:style-name="Internet_20_link" text:visited-style-name="Visited_20_Internet_20_Link"><text:span text:style-name="T1">Hb 12:24</text:span></text:a><text:span text:style-name="T1"> Caim foi castigado por haver derramado o sangue de Abel, e Caim precisou sair da presença do Senhor. Mas o sangue derramado do Senhor Jesus é a única maneira pela qual todos os que crêem nEle podem entrar na presença de Deus.</text:span></text:p>
        <text:p text:style-name="P3"/>
        <text:p text:style-name="P3"><text:a xlink:type="simple" xlink:href="http://bibliaonline.com.br/acf/hb/12/26-28" text:style-name="Internet_20_link" text:visited-style-name="Visited_20_Internet_20_Link"><text:span text:style-name="T1">Hb 12:26-28</text:span></text:a><text:span text:style-name="T1"> As coisas no mundo, que um dia estiveram quietas e pacíficas, estão agora sendo abaladas. Aumenta uma terrível inquietude. Mas graças a Deus existe algo que não pode ser abalado, e que permanecerá para sempre. Pertencemos, por graça, àquele reino que não pode ser abalado.</text:span></text:p>
        <text:p text:style-name="P3"/>
        <text:p text:style-name="P3"><text:a xlink:type="simple" xlink:href="http://bibliaonline.com.br/acf/hb/12/29" text:style-name="Internet_20_link" text:visited-style-name="Visited_20_Internet_20_Link"><text:span text:style-name="T1">Hb 12:29</text:span></text:a><text:span text:style-name="T1"> Nosso Deus é Um que faz arder a sarça sem nos destruir. Pare um minuto para ler </text:span><text:a xlink:type="simple" xlink:href="http://bibliaonline.com.br/acf/dt/4/24,31" text:style-name="Internet_20_link" text:visited-style-name="Visited_20_Internet_20_Link"><text:span text:style-name="T1">Dt 4:24, 31,</text:span></text:a><text:span text:style-name="T1"> </text:span><text:a xlink:type="simple" xlink:href="http://bibliaonline.com.br/acf/dt/7/9,21" text:style-name="Internet_20_link" text:visited-style-name="Visited_20_Internet_20_Link"><text:span text:style-name="T1">7:9, 21</text:span></text:a><text:span text:style-name="T1">. Quanto mais O conhecemos, mais confiamos nEle e O amamos.</text:span></text:p>
        <text:p text:style-name="P3"/>
        <text:h text:style-name="P1" text:outline-level="2"><text:bookmark-start text:name="__RefHeading___Toc2569_1419486361"/>#198<text:bookmark-end text:name="__RefHeading___Toc2569_1419486361"/></text:h>
        <text:p text:style-name="P3"/>
        <text:p text:style-name="P4">A responsabilidade humana é algo claramente ensinado nas Escrituras, assim como a incapacidade humana.</text:p>
        <text:p text:style-name="P3"/>
        <text:h text:style-name="P2" text:outline-level="2"><text:bookmark-start text:name="__RefHeading___Toc2571_1419486361"/><text:a xlink:type="simple" xlink:href="http://bibliaonline.com.br/acf/hb/13" text:style-name="Internet_20_link" text:visited-style-name="Visited_20_Internet_20_Link"><text:span text:style-name="T1">HEBREUS 13</text:span></text:a><text:bookmark-end text:name="__RefHeading___Toc2571_1419486361"/></text:h>
        <text:p text:style-name="P3"/>
        <text:p text:style-name="P3"><text:a xlink:type="simple" xlink:href="http://bibliaonline.com.br/acf/hb/13/1-6" text:style-name="Internet_20_link" text:visited-style-name="Visited_20_Internet_20_Link"><text:span text:style-name="T1">Hb 13:1-6</text:span></text:a><text:span text:style-name="T1"> Deus vigia nossa vida, e quer que os crentes se comportem de um modo que </text:span><text:soft-page-break/><text:span text:style-name="T1">seja para a Sua glória, e que também possa mostrar uma vida pura diante daqueles que não estão salvos.</text:span></text:p>
        <text:p text:style-name="P3"/>
        <text:p text:style-name="P3"><text:a xlink:type="simple" xlink:href="http://bibliaonline.com.br/acf/hb/13/4" text:style-name="Internet_20_link" text:visited-style-name="Visited_20_Internet_20_Link"><text:span text:style-name="T1">Hb 13:4</text:span></text:a><text:span text:style-name="T1"> Estamos vivendo em uma época quando este versículo é muito necessário, pois as pessoas estão ignorando o fundamento da sociedade, conforme estabelecido por Deus.</text:span></text:p>
        <text:p text:style-name="P3"/>
        <text:p text:style-name="P3"><text:a xlink:type="simple" xlink:href="http://bibliaonline.com.br/acf/hb/13/5" text:style-name="Internet_20_link" text:visited-style-name="Visited_20_Internet_20_Link"><text:span text:style-name="T1">Hb 13:5</text:span></text:a><text:span text:style-name="T1"> "Contentando-vos". Estaremos contentes se crermos no final do versículo.</text:span></text:p>
        <text:p text:style-name="P3"/>
        <text:p text:style-name="P3"><text:a xlink:type="simple" xlink:href="http://bibliaonline.com.br/acf/hb/13/7-8" text:style-name="Internet_20_link" text:visited-style-name="Visited_20_Internet_20_Link"><text:span text:style-name="T1">Hb 13:7-8</text:span></text:a><text:span text:style-name="T1"> Aqueles que talvez nos tenham sido de auxílio em nos encaminhar ao Senhor, ou nos ajudaram a entender a Palavra de Deus. Se um servo do Senhor faz bem o seu trabalho, ele levará todos a olharem para o Senhor Jesus, que é sempre o mesmo, e sempre será.</text:span></text:p>
        <text:p text:style-name="P3"/>
        <text:p text:style-name="P3"><text:a xlink:type="simple" xlink:href="http://bibliaonline.com.br/acf/hb/13/8-9" text:style-name="Internet_20_link" text:visited-style-name="Visited_20_Internet_20_Link"><text:span text:style-name="T1">Hb 13:8-9</text:span></text:a><text:span text:style-name="T1"> Temos tudo em Cristo e precisamos cuidar para não sermos envolvidos por doutrina estranha.</text:span></text:p>
        <text:p text:style-name="P3"/>
        <text:p text:style-name="P3"><text:a xlink:type="simple" xlink:href="http://bibliaonline.com.br/acf/hb/13/1" text:style-name="Internet_20_link" text:visited-style-name="Visited_20_Internet_20_Link"><text:span text:style-name="T1">Hb 13:1</text:span></text:a><text:span text:style-name="T1"> - Amor fraternal, uns para com os outros. </text:span><text:a xlink:type="simple" xlink:href="http://bibliaonline.com.br/acf/hb/13/2-7" text:style-name="Internet_20_link" text:visited-style-name="Visited_20_Internet_20_Link"><text:span text:style-name="T1">Hb 13:2-7</text:span></text:a><text:span text:style-name="T1"> Santidade de uns para com os outros. </text:span><text:a xlink:type="simple" xlink:href="http://bibliaonline.com.br/acf/hb/13/9" text:style-name="Internet_20_link" text:visited-style-name="Visited_20_Internet_20_Link"><text:span text:style-name="T1">Hb 13:9</text:span></text:a><text:span text:style-name="T1"> Verdade de uns para com os outros.</text:span></text:p>
        <text:p text:style-name="P3"/>
        <text:p text:style-name="P3"><text:a xlink:type="simple" xlink:href="http://bibliaonline.com.br/acf/hb/13/10" text:style-name="Internet_20_link" text:visited-style-name="Visited_20_Internet_20_Link"><text:span text:style-name="T1">Hb 13:10</text:span></text:a><text:span text:style-name="T1"> O Cristianismo é algo totalmente novo e diferente do Antigo Testamento. Leia o </text:span><text:a xlink:type="simple" xlink:href="https://www.bibliaonline.com.br/acf/hb/13/15" text:style-name="Internet_20_link" text:visited-style-name="Visited_20_Internet_20_Link"><text:span text:style-name="T1">versículo 15</text:span></text:a><text:span text:style-name="T1"> com o </text:span><text:a xlink:type="simple" xlink:href="https://www.bibliaonline.com.br/acf/hb/13/10" text:style-name="Internet_20_link" text:visited-style-name="Visited_20_Internet_20_Link"><text:span text:style-name="T1">vers. 10</text:span></text:a><text:span text:style-name="T1">.</text:span></text:p>
        <text:p text:style-name="P3"/>
        <text:p text:style-name="P3"><text:a xlink:type="simple" xlink:href="http://bibliaonline.com.br/acf/hb/13/13" text:style-name="Internet_20_link" text:visited-style-name="Visited_20_Internet_20_Link"><text:span text:style-name="T1">Hb 13:13</text:span></text:a><text:span text:style-name="T1"> Jesus foi levado para fora da cidade religiosa de Jerusalém e ali foi crucificado. Se os crentes quiserem estar conforme Ele hoje, serão reunidos ao redor da Pessoa do Senhor Jesus, fora de todas as religiões e denominações dos homens. Estar reunido em redor de qualquer outro nome é desobedecer Ef </text:span><text:a xlink:type="simple" xlink:href="http://bibliaonline.com.br/acf/ef/4/3" text:style-name="Internet_20_link" text:visited-style-name="Visited_20_Internet_20_Link"><text:span text:style-name="T1">4:3</text:span></text:a><text:span text:style-name="T1">. Cristo está rejeitado, Ele foi expulso por este mundo religioso. Não nos é dito para sairmos a uma igreja ou credo, mas a Ele. Acaso Ele atrai seu coração?</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7:51.006462610</dc:date>
    <meta:creation-date>2018-06-11T22:51:04.642681485</meta:creation-date>
    <meta:generator>LibreOffice/6.0.7.3$Linux_X86_64 LibreOffice_project/00m0$Build-3</meta:generator>
    <meta:editing-duration>PT3M19S</meta:editing-duration>
    <meta:editing-cycles>1</meta:editing-cycles>
    <meta:document-statistic meta:table-count="0" meta:image-count="0" meta:object-count="0" meta:page-count="15" meta:paragraph-count="139" meta:word-count="4023" meta:character-count="22913" meta:non-whitespace-character-count="19029"/>
  </office:meta>
</office:document-meta>
</file>